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6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03 </text:span><text:span text:style-name="T2"><text:tab/></text:span><text:span text:style-name="T2"><draw:frame draw:style-name="fr1" draw:name="Object1" text:anchor-type="as-char" svg:y="-0.6638in" svg:width="2.8091in" svg:height="1.329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mark"><text:span text:style-name="T2"><draw:frame draw:style-name="fr1" draw:name="Object2" text:anchor-type="as-char" svg:y="-0.1583in" svg:width="0.148in" svg:height="0.170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– визначник матриці</text:span></text:p>
      <text:p text:style-name="mark"><text:span text:style-name="T2"><draw:frame draw:style-name="fr1" draw:name="Object3" text:anchor-type="as-char" svg:y="-0.1583in" svg:width="0.2453in" svg:height="0.288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– отриманий із </text:span><text:span text:style-name="T2"><draw:frame draw:style-name="fr1" draw:name="Object4" text:anchor-type="as-char" svg:y="-0.1583in" svg:width="0.148in" svg:height="0.170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заміною стовпця коефіцієнтів при невідомому X_j стовпцем правих частин рівняння системи.</text:span></text:p>
      <text:p text:style-name="mark"><text:span text:style-name="T2">Якщо визначник матриці системи </text:span><text:span text:style-name="T2"><draw:frame draw:style-name="fr1" draw:name="Object5" text:anchor-type="as-char" svg:y="-0.1583in" svg:width="0.148in" svg:height="0.170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не = 0, то рішення:</text:span></text:p>
      <text:p text:style-name="mark"><text:span text:style-name="T2"><draw:frame draw:style-name="fr1" draw:name="Object6" text:anchor-type="as-char" svg:y="-0.3681in" svg:width="2.7992in" svg:height="0.4972in" draw:z-index="5"><draw:object xlink:href="./Object 6" xlink:type="simple" xlink:show="embed" xlink:actuate="onLoad"/><draw:image xlink:href="./ObjectReplacements/Object 6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6:59:57</dc:date>
    <dc:creator>axel </dc:creator>
    <meta:editing-duration>PT33M34S</meta:editing-duration>
    <meta:editing-cycles>10</meta:editing-cycles>
    <meta:document-statistic meta:table-count="0" meta:image-count="0" meta:object-count="6" meta:page-count="1" meta:paragraph-count="5" meta:word-count="27" meta:character-count="186" meta:non-whitespace-character-count="153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a</mi>
                    <mn>1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12</mn>
                    </msub>
                  </mrow>
                  <mrow>
                    <mrow>
                      <msub>
                        <mi>x</mi>
                        <mn>2</mn>
                      </msub>
                      <mo stretchy="false">+</mo>
                      <mn>...</mn>
                    </mrow>
                    <mo stretchy="false">+</mo>
                    <msub>
                      <mi>a</mi>
                      <mn>1n</mn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n>1,</mn>
                    </msub>
                  </mrow>
                </mrow>
              </mtd>
            </mtr>
            <mtr>
              <mtd>
                <mrow>
                  <msub>
                    <mi>a</mi>
                    <mn>21</mn>
                  </msub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22</mn>
                    </msub>
                  </mrow>
                  <mrow>
                    <mrow>
                      <msub>
                        <mi>x</mi>
                        <mn>2</mn>
                      </msub>
                      <mo stretchy="false">+</mo>
                      <mn>...</mn>
                    </mrow>
                    <mo stretchy="false">+</mo>
                    <msub>
                      <mi>a</mi>
                      <mn>2n</mn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n>2,</mn>
                    </msub>
                  </mrow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a</mi>
                    <mi mathvariant="italic">n1</mi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i mathvariant="italic">n2</mi>
                    </msub>
                  </mrow>
                  <mrow>
                    <mrow>
                      <msub>
                        <mi>x</mi>
                        <mn>2</mn>
                      </msub>
                      <mo stretchy="false">+</mo>
                      <mn>...</mn>
                    </mrow>
                    <mo stretchy="false">+</mo>
                    <msub>
                      <mi>a</mi>
                      <mi mathvariant="italic">nn</mi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i>n</mi>
                    </msub>
                  </mrow>
                </mrow>
              </mtd>
            </mtr>
          </mtable>
        </mrow>
      </mrow>
    </mrow>
    <annotation encoding="StarMath 5.0">left lbrace stack {a_11 x_1 + a_12 x_2 + ... + a_1n x_n = b_1,#a_21 x_2 + a_22 x_2 + ... + a_2n x_n = b_2,#dotsvert#a_n1 x_1 + a_n2 x_2 + ... + a_nn x_n = b_n} right none </annotation>
  </semantics>
</math>
</file>

<file path=Object 2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3/content.xml><?xml version="1.0" encoding="utf-8"?>
<math xmlns="http://www.w3.org/1998/Math/MathML">
  <semantics>
    <mrow>
      <msub>
        <mo stretchy="false">Δ</mo>
        <mi>j</mi>
      </msub>
    </mrow>
    <annotation encoding="StarMath 5.0">%DELTA_j</annotation>
  </semantics>
</math>
</file>

<file path=Object 4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5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6/content.xml><?xml version="1.0" encoding="utf-8"?>
<math xmlns="http://www.w3.org/1998/Math/MathML">
  <semantics>
    <mrow>
      <mrow>
        <msub>
          <mi>X</mi>
          <mn>1</mn>
        </msub>
        <mo stretchy="false">=</mo>
        <mfrac>
          <mrow>
            <msub>
              <mo stretchy="false">Δ</mo>
              <mn>1</mn>
            </msub>
          </mrow>
          <mrow>
            <mo stretchy="false">Δ</mo>
          </mrow>
        </mfrac>
      </mrow>
      <mi>,</mi>
      <mrow>
        <msub>
          <mi>X</mi>
          <mn>2</mn>
        </msub>
        <mo stretchy="false">=</mo>
        <mfrac>
          <mrow>
            <msub>
              <mo stretchy="false">Δ</mo>
              <mn>2</mn>
            </msub>
          </mrow>
          <mrow>
            <mo stretchy="false">Δ</mo>
          </mrow>
        </mfrac>
      </mrow>
      <mi>,</mi>
      <mn>...</mn>
      <mi>,</mi>
      <mrow>
        <msub>
          <mi>X</mi>
          <mi>n</mi>
        </msub>
        <mo stretchy="false">=</mo>
        <mfrac>
          <mrow>
            <msub>
              <mo stretchy="false">Δ</mo>
              <mi>n</mi>
            </msub>
          </mrow>
          <mrow>
            <mo stretchy="false">Δ</mo>
          </mrow>
        </mfrac>
      </mrow>
    </mrow>
    <annotation encoding="StarMath 5.0">X_1 = {%DELTA_1} over {%DELTA}, X_2 = {%DELTA_2} over {%DELTA}, ..., X_n = {%DELTA_n} over {%DELTA}</annotation>
  </semantics>
</math>
</file>